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2cm" style:rel-column-width="16700*"/>
    </style:style>
    <style:style style:name="Таблица1.B" style:family="table-column">
      <style:table-column-properties style:column-width="14.159cm" style:rel-column-width="4883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T1" style:family="text">
      <style:text-properties fo:language="ru" fo:country="RU" style:font-name-asian="Times New Roman2" style:font-name-complex="Times New Roman2"/>
    </style:style>
    <style:style style:name="T2" style:family="text">
      <style:text-properties fo:language="en" fo:country="US"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73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Импульсное открытие/закрытие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4.369cm" svg:height="1.769cm" draw:z-index="1"><draw:image xlink:href="../images/3073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4"><text:span text:style-name="T2">&lt;</text:span><text:span text:style-name="T1">справка в разработке</text:span><text:span text:style-name="T2">&gt;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ное открытие/закрытие</dc:title>
    <dc:date>2014-12-09T10:19:41.62</dc:date>
    <meta:generator>OpenOffice/4.1.1$Win32 OpenOffice.org_project/411m6$Build-9775</meta:generator>
    <meta:editing-duration>PT4H4M58S</meta:editing-duration>
    <meta:editing-cycles>89</meta:editing-cycles>
    <meta:document-statistic meta:table-count="1" meta:image-count="2" meta:object-count="0" meta:page-count="1" meta:paragraph-count="6" meta:word-count="9" meta:character-count="69"/>
  </office:meta>
</office:document-meta>
</file>